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andon Grotesque Regular" svg:font-family="'Brandon Grotesque Regular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arianne" svg:font-family="Marianne" style:font-family-generic="roman" style:font-pitch="variable"/>
    <style:font-face style:name="Liberation Sans" svg:font-family="'Liberation Sans'" style:font-family-generic="swiss" style:font-pitch="variable"/>
    <style:font-face style:name="Brandon Grotesque Regular1" svg:font-family="'Brandon Grotesque Regular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rianne1" svg:font-family="Marianne" style:font-family-generic="system" style:font-pitch="variable"/>
  </office:font-face-decls>
  <office:automatic-styles>
    <style:style style:name="P1" style:family="paragraph" style:parent-style-name="Standard">
      <style:text-properties style:font-name="Marianne" fo:font-size="11pt" style:font-name-asian="Marianne1" style:font-size-asian="11pt" style:font-name-complex="Marianne1" style:font-size-complex="11pt"/>
    </style:style>
    <style:style style:name="P2" style:family="paragraph" style:parent-style-name="Standard">
      <style:paragraph-properties fo:margin-left="4.25in" fo:margin-right="-0.3937in" fo:margin-top="0in" fo:margin-bottom="0in" loext:contextual-spacing="false" fo:line-height="100%" fo:text-indent="0in" style:auto-text-indent="false"/>
    </style:style>
    <style:style style:name="P3" style:family="paragraph" style:parent-style-name="Standard">
      <style:paragraph-properties fo:margin-left="4.25in" fo:margin-right="-0.3937in" fo:margin-top="0in" fo:margin-bottom="0in" loext:contextual-spacing="false" fo:line-height="100%" fo:text-indent="0.8311in" style:auto-text-indent="false"/>
      <style:text-properties style:font-name="Marianne" fo:font-size="11pt" style:font-name-asian="Marianne1" style:font-size-asian="11pt" style:font-name-complex="Marianne1" style:font-size-complex="11pt"/>
    </style:style>
    <style:style style:name="P4" style:family="paragraph" style:parent-style-name="Standard">
      <style:paragraph-properties fo:margin-left="4.25in" fo:margin-right="0in" fo:margin-top="0in" fo:margin-bottom="0in" loext:contextual-spacing="false" fo:line-height="100%" fo:text-indent="0in" style:auto-text-indent="false">
        <style:tab-stops>
          <style:tab-stop style:position="3.4457in"/>
        </style:tab-stops>
      </style:paragraph-properties>
    </style:style>
    <style:style style:name="P5" style:family="paragraph" style:parent-style-name="Standard">
      <style:paragraph-properties fo:margin-left="0in" fo:margin-right="-0.3937in" fo:margin-top="0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3.3472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Marianne" fo:font-size="11pt" fo:font-style="italic" style:font-name-asian="Marianne1" style:font-size-asian="11pt" style:font-style-asian="italic" style:font-name-complex="Marianne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1.5752in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2.0673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Brandon Grotesque Regular" fo:font-size="8pt" fo:font-style="normal" style:text-underline-style="none" fo:font-weight="normal" style:font-name-asian="Brandon Grotesque Regular1" style:font-size-asian="8pt" style:font-style-asian="normal" style:font-weight-asian="normal" style:font-name-complex="Brandon Grotesque Regular1" style:font-size-complex="8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Brandon Grotesque Regular" fo:font-size="8pt" fo:font-style="normal" style:text-underline-style="none" fo:font-weight="normal" style:font-name-asian="Brandon Grotesque Regular1" style:font-size-asian="8pt" style:font-style-asian="normal" style:font-weight-asian="normal" style:font-name-complex="Brandon Grotesque Regular1" style:font-size-complex="8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.1043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9846in" fo:margin-right="0in" fo:margin-top="0in" fo:margin-bottom="0in" loext:contextual-spacing="false" fo:line-height="100%" fo:text-indent="0in" style:auto-text-indent="false">
        <style:tab-stops>
          <style:tab-stop style:position="1.5752in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Marianne" fo:font-size="11pt" style:font-name-asian="Marianne1" style:font-size-asian="11pt" style:font-name-complex="Marianne1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Marianne" fo:font-size="10pt" style:font-name-asian="Marianne1" style:font-size-asian="10pt" style:font-name-complex="Marianne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8" style:family="paragraph" style:parent-style-name="Standard">
      <style:paragraph-properties fo:margin-left="3.4457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9" style:family="paragraph" style:parent-style-name="Standard">
      <style:paragraph-properties fo:margin-left="3.4457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3.5437in"/>
        </style:tab-stops>
      </style:paragraph-properties>
    </style:style>
    <style:style style:name="P20" style:family="paragraph" style:parent-style-name="Standard">
      <style:paragraph-properties fo:margin-left="3.4457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3.5437in"/>
        </style:tab-stops>
      </style:paragraph-properties>
      <style:text-properties style:font-name="Marianne" fo:font-size="10pt" style:font-name-asian="Marianne1" style:font-size-asian="10pt" style:font-name-complex="Marianne1" style:font-size-complex="10pt"/>
    </style:style>
    <style:style style:name="P21" style:family="paragraph" style:parent-style-name="Standard" style:master-page-name="Standard">
      <style:paragraph-properties style:page-number="1">
        <style:tab-stops>
          <style:tab-stop style:position="0.6457in"/>
        </style:tab-stops>
      </style:paragraph-properties>
    </style:style>
    <style:style style:name="T1" style:family="text">
      <style:text-properties style:font-name="Marianne" fo:font-size="11pt" style:font-name-asian="Marianne1" style:font-size-asian="11pt" style:font-name-complex="Marianne1" style:font-size-complex="11pt"/>
    </style:style>
    <style:style style:name="T2" style:family="text">
      <style:text-properties style:font-name="Marianne" fo:font-size="11pt" style:text-underline-style="solid" style:text-underline-width="auto" style:text-underline-color="font-color" style:font-name-asian="Marianne1" style:font-size-asian="11pt" style:font-name-complex="Marianne1" style:font-size-complex="11pt"/>
    </style:style>
    <style:style style:name="T3" style:family="text">
      <style:text-properties style:font-name="Marianne" style:font-name-asian="Marianne1" style:font-name-complex="Marianne1"/>
    </style:style>
    <style:style style:name="T4" style:family="text">
      <style:text-properties style:font-name="Marianne" fo:font-size="10pt" style:font-name-asian="Marianne1" style:font-size-asian="10pt" style:font-name-complex="Marianne1" style:font-size-complex="10pt"/>
    </style:style>
    <style:style style:name="T5" style:family="text">
      <style:text-properties style:font-name="Marianne" fo:font-size="10pt" fo:font-style="italic" style:font-name-asian="Marianne1" style:font-size-asian="10pt" style:font-style-asian="italic" style:font-name-complex="Marianne1" style:font-size-complex="10pt"/>
    </style:style>
    <style:style style:name="T6" style:family="text">
      <style:text-properties style:font-name="Marianne" fo:font-size="10pt" style:text-underline-style="solid" style:text-underline-width="auto" style:text-underline-color="font-color" fo:font-weight="bold" style:font-name-asian="Marianne1" style:font-size-asian="10pt" style:font-weight-asian="bold" style:font-name-complex="Marianne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Marianne" fo:font-size="10pt" fo:font-style="normal" style:text-underline-style="none" fo:font-weight="normal" style:font-name-asian="Marianne1" style:font-size-asian="10pt" style:font-style-asian="normal" style:font-weight-asian="normal" style:font-name-complex="Marianne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arianne" fo:font-size="10pt" fo:font-style="normal" style:text-underline-style="none" fo:font-weight="normal" style:font-name-asian="Marianne1" style:font-size-asian="10pt" style:font-style-asian="normal" style:font-weight-asian="normal" style:font-name-complex="Marianne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arianne" fo:font-size="10pt" fo:font-style="italic" style:text-underline-style="none" fo:font-weight="normal" style:font-name-asian="Marianne1" style:font-size-asian="10pt" style:font-style-asian="italic" style:font-weight-asian="normal" style:font-name-complex="Marianne1" style:font-size-complex="10pt"/>
    </style:style>
    <style:style style:name="T10" style:family="text">
      <style:text-properties fo:font-variant="normal" fo:text-transform="none" style:font-name="Marianne" fo:font-size="10pt" fo:font-style="normal" fo:font-weight="normal" style:font-name-asian="Marianne1" style:font-size-asian="10pt" style:font-style-asian="normal" style:font-weight-asian="normal" style:font-name-complex="Marianne1" style:font-size-complex="10pt"/>
    </style:style>
    <style:style style:name="T11" style:family="text">
      <style:text-properties fo:font-variant="normal" fo:text-transform="none" fo:color="#009999" style:text-line-through-style="none" style:text-line-through-type="none" style:text-position="0% 100%" style:font-name="Brandon Grotesque Regular" fo:font-size="8pt" fo:font-style="normal" style:text-underline-style="none" fo:font-weight="normal" style:font-name-asian="Brandon Grotesque Regular1" style:font-size-asian="8pt" style:font-style-asian="normal" style:font-weight-asian="normal" style:font-name-complex="Brandon Grotesque Regular1" style:font-size-complex="8pt"/>
    </style:style>
    <style:style style:name="T12" style:family="text">
      <style:text-properties fo:color="#000000" style:text-line-through-style="none" style:text-line-through-type="none" style:font-name="Marianne" fo:font-size="10pt" fo:font-style="normal" style:text-underline-style="none" fo:font-weight="normal" style:font-name-asian="Marianne1" style:font-size-asian="10pt" style:font-style-asian="normal" style:font-weight-asian="normal" style:font-name-complex="Marianne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tab/></text:span></text:p>
      <text:p text:style-name="P1"/>
      <text:p text:style-name="P2"><text:span text:style-name="T1">le </text:span><text:span text:style-name="T3">{{date}}</text:span></text:p>
      <text:p text:style-name="P3"/>
      <text:p text:style-name="P2"><text:span text:style-name="T1">Le Maire de xxxx</text:span></text:p>
      <text:p text:style-name="P3"/>
      <text:p text:style-name="P2"><text:span text:style-name="T1">à </text:span></text:p>
      <text:p text:style-name="P3"/>
      <text:p text:style-name="P4"><text:span text:style-name="T1">Nom prénom</text:span></text:p>
      <text:p text:style-name="P4"><text:span text:style-name="T1">adresse<text:line-break/>adresse</text:span></text:p>
      <text:p text:style-name="P4"><text:span text:style-name="T1"><text:tab/><text:tab/><text:tab/><text:tab/><text:tab/><text:tab/><text:tab/><text:tab/></text:span></text:p>
      <text:p text:style-name="P5"><text:span text:style-name="T1"><text:tab/><text:tab/><text:tab/><text:tab/><text:tab/><text:tab/><text:tab/><text:tab/> <text:s text:c="7"/></text:span></text:p>
      <text:p text:style-name="P6"/>
      <text:p text:style-name="P7"><text:span text:style-name="T2">Objet</text:span><text:span text:style-name="T1"> : Signalement d’une potentielle infraction au code de l’urbanisme – Parcelle </text:span><text:span text:style-name="T3">{{num_parcelle}}</text:span><text:span text:style-name="T1"> – commune de {{nom_commune}}</text:span></text:p>
      <text:p text:style-name="P14"><text:span text:style-name="T1"><text:tab/></text:span></text:p>
      <text:p text:style-name="P8"><text:span text:style-name="T2">N/Réf</text:span><text:span text:style-name="T1">. : </text:span><text:span text:style-name="T3">{{num_fiche_signalement}}</text:span></text:p>
      <text:p text:style-name="P9"><text:span text:style-name="T1">Affaire suivie par xxxxxx</text:span></text:p>
      <text:p text:style-name="P9"><text:span text:style-name="T1">xxxx</text:span></text:p>
      <text:p text:style-name="P7"><text:span text:style-name="T1">LRAR n° xxx<text:tab/></text:span></text:p>
      <text:p text:style-name="P15"/>
      <text:p text:style-name="P15"/>
      <text:p text:style-name="P17"><text:span text:style-name="T4">Monsieur (Madame), </text:span></text:p>
      <text:p text:style-name="P16"/>
      <text:p text:style-name="P17"><text:span text:style-name="T4">La commune s’est engagée à lutter contre les constructions ou occupations illégales des espaces naturels, agricoles et forestiers afin de mieux les préserver. </text:span><text:span text:style-name="T7">Outre qu’il s’agit d’un délit, ce phénomène</text:span><text:span text:style-name="T12"> peut avoir aussi pour conséquences sur la sécurité des personnes du fait d’habitats diffus en zones à risque d’inondation ou de feux de forêts.</text:span></text:p>
      <text:p text:style-name="P16"/>
      <text:p text:style-name="P17"><text:soft-page-break/><text:span text:style-name="T4">Vous êtes propriétaire de la (ou les) parcelles cadastrées {{num_parcelle}} sis {{addresse_avec_parentheses}}{{zones_a_enjeux}} sur laquelle des règles très restrictives d’urbanisme s’appliquent conformément au plan local d’urbanisme. </text:span></text:p>
      <text:p text:style-name="P17"><text:span text:style-name="T4"><text:s/></text:span></text:p>
      <text:p text:style-name="P13"><text:span text:style-name="T8">Des installations/constructions potentiellement suspectes érigées sur cette parcelle ont été repérées sur des images aériennes par un outil numérique, développé par les services de l’État (</text:span><text:span text:style-name="T9">fiche de signalement n°</text:span><text:span text:style-name="T8"> </text:span><text:span text:style-name="T5">{{num_fiche_signalement}}</text:span><text:span text:style-name="T8">). </text:span></text:p>
      <text:p text:style-name="P13"><text:span text:style-name="T8">Je vous rappelle qu’en vertu des articles L. 480-1 et suivants du Code de l'urbanisme, toute construction ou installations réalisées <text:s/>sans autorisation ou en violation des règles d'urbanisme est considérée comme illégale et passibles de sanctions pénales et administratives. </text:span></text:p>
      <text:p text:style-name="P17"><text:span text:style-name="T4">Aussi, je vous demande </text:span><text:span text:style-name="T6">sous un délai de quinze jours à compter de la réception de la présente</text:span><text:span text:style-name="T4"> de procéder au retrait de ces éléments et/ou de me transmettre toute justification. </text:span></text:p>
      <text:p text:style-name="P16"/>
      <text:p text:style-name="P13"><text:span text:style-name="T8">À défaut de régularisation dans ce délai, la commune se verra dans l'obligation de procéder à un contrôle, le cas échéant de dresser un procès-verbal d’infraction à l’urbanisme, et de prendre toutes les mesures nécessaires pour faire cesser cette infraction. </text:span></text:p>
      <text:p text:style-name="P17"><text:span text:style-name="T4">Veuillez agréer, Monsieur (Madame), l’assurance de mes sentiments les meilleurs.</text:span></text:p>
      <text:p text:style-name="P16"/>
      <text:p text:style-name="P16"/>
      <text:p text:style-name="P18"><text:span text:style-name="T4">Le Maire,</text:span></text:p>
      <text:p text:style-name="P20"/>
      <text:p text:style-name="P19"><text:span text:style-name="T10">xxxx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andon Grotesque Regular" svg:font-family="'Brandon Grotesque Regular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arianne" svg:font-family="Marianne" style:font-family-generic="roman" style:font-pitch="variable"/>
    <style:font-face style:name="Liberation Sans" svg:font-family="'Liberation Sans'" style:font-family-generic="swiss" style:font-pitch="variable"/>
    <style:font-face style:name="Brandon Grotesque Regular1" svg:font-family="'Brandon Grotesque Regular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rianne1" svg:font-family="Mariann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Brandon Grotesque Regular" fo:font-size="8pt" fo:font-style="normal" style:text-underline-style="none" fo:font-weight="normal" style:font-name-asian="Brandon Grotesque Regular1" style:font-size-asian="8pt" style:font-style-asian="normal" style:font-weight-asian="normal" style:font-name-complex="Brandon Grotesque Regular1" style:font-size-complex="8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Brandon Grotesque Regular" fo:font-size="8pt" fo:font-style="normal" style:text-underline-style="none" fo:font-weight="normal" style:font-name-asian="Brandon Grotesque Regular1" style:font-size-asian="8pt" style:font-style-asian="normal" style:font-weight-asian="normal" style:font-name-complex="Brandon Grotesque Regular1" style:font-size-complex="8pt"/>
    </style:style>
    <style:style style:name="MT1" style:family="text">
      <style:text-properties fo:font-variant="normal" fo:text-transform="none" fo:color="#009999" style:text-line-through-style="none" style:text-line-through-type="none" style:text-position="0% 100%" style:font-name="Brandon Grotesque Regular" fo:font-size="8pt" fo:font-style="normal" style:text-underline-style="none" fo:font-weight="normal" style:font-name-asian="Brandon Grotesque Regular1" style:font-size-asian="8pt" style:font-style-asian="normal" style:font-weight-asian="normal" style:font-name-complex="Brandon Grotesque Regular1" style:font-size-complex="8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7866in" style:writing-mode="lr-tb" style:layout-grid-color="#c0c0c0" style:layout-grid-lines="269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s text:c="28"/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71" meta:character-count="1958" meta:non-whitespace-character-count="1641"/>
    <meta:generator>LibreOfficeDev/6.0.5.2$Linux_X86_64 LibreOffice_project/</meta:generator>
    <meta:user-defined meta:name="AppVersion">14.0000</meta:user-defined>
  </office:meta>
</office:document-meta>
</file>